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PropertyDefinition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Impl.g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Impl.get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Impl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PropertyDefinitionImpl.QPropertyDefinitionImpl( Name name , Name declaringNodeType , boolean isAutoCreated , boolean isMandatory , int onParentVersion , boolean isProtected , QValue [ ] defaultValues , boolean isMultiple , int requiredType , String [ ] valueConstra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PropertyDefinitionImpl.QPropertyDefinitionImpl( QPropertyDefinition prop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PropertyDefinitionImpl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Impl.defin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pertyDefinitionImpl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